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DC000002AB182D3945205A4004.png" manifest:media-type="image/png"/>
  <manifest:file-entry manifest:full-path="Pictures/1000027000006ED600006775C778646CC9D89BF1.svg" manifest:media-type="image/svg+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7.598cm" table:align="margins" fo:background-color="transparent">
        <style:background-image/>
      </style:table-properties>
    </style:style>
    <style:style style:name="Tableau1.A" style:family="table-column">
      <style:table-column-properties style:column-width="5.001cm" style:rel-column-width="11874*"/>
    </style:style>
    <style:style style:name="Tableau1.B" style:family="table-column">
      <style:table-column-properties style:column-width="2.697cm" style:rel-column-width="6404*"/>
    </style:style>
    <style:style style:name="Tableau1.C" style:family="table-column">
      <style:table-column-properties style:column-width="2.09cm" style:rel-column-width="4963*"/>
    </style:style>
    <style:style style:name="Tableau1.D" style:family="table-column">
      <style:table-column-properties style:column-width="2.718cm" style:rel-column-width="6454*"/>
    </style:style>
    <style:style style:name="Tableau1.E" style:family="table-column">
      <style:table-column-properties style:column-width="3.2cm" style:rel-column-width="7598*"/>
    </style:style>
    <style:style style:name="Tableau1.F" style:family="table-column">
      <style:table-column-properties style:column-width="2.187cm" style:rel-column-width="5193*"/>
    </style:style>
    <style:style style:name="Tableau1.G" style:family="table-column">
      <style:table-column-properties style:column-width="2.596cm" style:rel-column-width="6165*"/>
    </style:style>
    <style:style style:name="Tableau1.H" style:family="table-column">
      <style:table-column-properties style:column-width="2.815cm" style:rel-column-width="6685*"/>
    </style:style>
    <style:style style:name="Tableau1.I" style:family="table-column">
      <style:table-column-properties style:column-width="1.9cm" style:rel-column-width="4511*"/>
    </style:style>
    <style:style style:name="Tableau1.J" style:family="table-column">
      <style:table-column-properties style:column-width="2.395cm" style:rel-column-width="5688*"/>
    </style:style>
    <style:style style:name="Tableau1.1" style:family="table-row">
      <style:table-row-properties fo:background-color="#eeeeee">
        <style:background-image/>
      </style:table-row-properties>
    </style:style>
    <style:style style:name="Tableau1.A1" style:family="table-cell">
      <style:table-cell-properties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E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H1" style:family="table-cell">
      <style:table-cell-properties fo:padding="0.049cm" fo:border="0.05pt solid #000000" style:writing-mode="page"/>
    </style:style>
    <style:style style:name="Tableau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global_5f_budget" style:display-name="global_budget" style:family="table">
      <style:table-properties style:width="27.598cm" table:align="margins"/>
    </style:style>
    <style:style style:name="global_5f_budget.A" style:display-name="global_budget.A" style:family="table-column">
      <style:table-column-properties style:column-width="5.001cm" style:rel-column-width="11874*"/>
    </style:style>
    <style:style style:name="global_5f_budget.B" style:display-name="global_budget.B" style:family="table-column">
      <style:table-column-properties style:column-width="2.697cm" style:rel-column-width="6404*"/>
    </style:style>
    <style:style style:name="global_5f_budget.C" style:display-name="global_budget.C" style:family="table-column">
      <style:table-column-properties style:column-width="2.09cm" style:rel-column-width="4963*"/>
    </style:style>
    <style:style style:name="global_5f_budget.D" style:display-name="global_budget.D" style:family="table-column">
      <style:table-column-properties style:column-width="2.718cm" style:rel-column-width="6454*"/>
    </style:style>
    <style:style style:name="global_5f_budget.E" style:display-name="global_budget.E" style:family="table-column">
      <style:table-column-properties style:column-width="3.2cm" style:rel-column-width="7598*"/>
    </style:style>
    <style:style style:name="global_5f_budget.F" style:display-name="global_budget.F" style:family="table-column">
      <style:table-column-properties style:column-width="2.187cm" style:rel-column-width="5193*"/>
    </style:style>
    <style:style style:name="global_5f_budget.G" style:display-name="global_budget.G" style:family="table-column">
      <style:table-column-properties style:column-width="2.596cm" style:rel-column-width="6165*"/>
    </style:style>
    <style:style style:name="global_5f_budget.H" style:display-name="global_budget.H" style:family="table-column">
      <style:table-column-properties style:column-width="2.82cm" style:rel-column-width="6697*"/>
    </style:style>
    <style:style style:name="global_5f_budget.I" style:display-name="global_budget.I" style:family="table-column">
      <style:table-column-properties style:column-width="1.894cm" style:rel-column-width="4498*"/>
    </style:style>
    <style:style style:name="global_5f_budget.J" style:display-name="global_budget.J" style:family="table-column">
      <style:table-column-properties style:column-width="2.395cm" style:rel-column-width="5689*"/>
    </style:style>
    <style:style style:name="global_5f_budget.A1" style:display-name="global_budget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global_5f_budget.J1" style:display-name="global_budget.J1" style:family="table-cell">
      <style:table-cell-properties fo:padding="0.049cm" fo:border="0.05pt solid #000000" style:writing-mode="page"/>
    </style:style>
    <style:style style:name="table_5f_expenses" style:display-name="table_expenses" style:family="table">
      <style:table-properties style:width="26.016cm" fo:margin-left="-0.799cm" table:align="left" fo:background-color="transparent">
        <style:background-image/>
      </style:table-properties>
    </style:style>
    <style:style style:name="table_5f_expenses.A" style:display-name="table_expenses.A" style:family="table-column">
      <style:table-column-properties style:column-width="6.809cm"/>
    </style:style>
    <style:style style:name="table_5f_expenses.B" style:display-name="table_expenses.B" style:family="table-column">
      <style:table-column-properties style:column-width="1.893cm"/>
    </style:style>
    <style:style style:name="table_5f_expenses.C" style:display-name="table_expenses.C" style:family="table-column">
      <style:table-column-properties style:column-width="1.709cm"/>
    </style:style>
    <style:style style:name="table_5f_expenses.D" style:display-name="table_expenses.D" style:family="table-column">
      <style:table-column-properties style:column-width="2.778cm"/>
    </style:style>
    <style:style style:name="table_5f_expenses.E" style:display-name="table_expenses.E" style:family="table-column">
      <style:table-column-properties style:column-width="2.503cm"/>
    </style:style>
    <style:style style:name="table_5f_expenses.F" style:display-name="table_expenses.F" style:family="table-column">
      <style:table-column-properties style:column-width="2.595cm"/>
    </style:style>
    <style:style style:name="table_5f_expenses.G" style:display-name="table_expenses.G" style:family="table-column">
      <style:table-column-properties style:column-width="2.51cm"/>
    </style:style>
    <style:style style:name="table_5f_expenses.H" style:display-name="table_expenses.H" style:family="table-column">
      <style:table-column-properties style:column-width="2.498cm"/>
    </style:style>
    <style:style style:name="table_5f_expenses.I" style:display-name="table_expenses.I" style:family="table-column">
      <style:table-column-properties style:column-width="2.722cm"/>
    </style:style>
    <style:style style:name="table_5f_expenses.1" style:display-name="table_expenses.1" style:family="table-row">
      <style:table-row-properties fo:background-color="transparent">
        <style:background-image/>
      </style:table-row-properties>
    </style:style>
    <style:style style:name="table_5f_expenses.A1" style:display-name="table_expenses.A1" style:family="table-cell">
      <style:table-cell-properties fo:background-color="#ffffff" fo:padding="0.051cm" fo:border-left="none" fo:border-right="0.05pt solid #cccccc" fo:border-top="none" fo:border-bottom="0.05pt solid #cccccc" style:writing-mode="page">
        <style:background-image/>
      </style:table-cell-properties>
    </style:style>
    <style:style style:name="table_5f_expenses.2" style:display-name="table_expenses.2" style:family="table-row">
      <style:table-row-properties style:min-row-height="0.912cm" fo:background-color="transparent">
        <style:background-image/>
      </style:table-row-properties>
    </style:style>
    <style:style style:name="table_5f_expenses.A2" style:display-name="table_expenses.A2" style:family="table-cell">
      <style:table-cell-properties fo:background-color="#eeeeee" fo:padding="0.051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_5f_expenses.F2" style:display-name="table_expenses.F2" style:family="table-cell">
      <style:table-cell-properties fo:background-color="#eeeeee" fo:padding="0.051cm" fo:border-left="0.05pt solid #cccccc" fo:border-right="none" fo:border-top="none" fo:border-bottom="0.05pt solid #cccccc" style:writing-mode="page">
        <style:background-image/>
      </style:table-cell-properties>
    </style:style>
    <style:style style:name="table_5f_expenses.I2" style:display-name="table_expenses.I2" style:family="table-cell">
      <style:table-cell-properties fo:background-color="#eeeeee" fo:padding="0.051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_5f_expenses.3" style:display-name="table_expenses.3" style:family="table-row">
      <style:table-row-properties style:min-row-height="0.524cm"/>
    </style:style>
    <style:style style:name="table_5f_expenses.A3" style:display-name="table_expenses.A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B3" style:display-name="table_expenses.B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C3" style:display-name="table_expenses.C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D3" style:display-name="table_expenses.D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E3" style:display-name="table_expenses.E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F3" style:display-name="table_expenses.F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G3" style:display-name="table_expenses.G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H3" style:display-name="table_expenses.H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I3" style:display-name="table_expenses.I3" style:family="table-cell">
      <style:table-cell-properties fo:padding="0.051cm" fo:border-left="0.05pt solid #cccccc" fo:border-right="0.05pt solid #cccccc" fo:border-top="none" fo:border-bottom="0.05pt solid #cccccc" style:writing-mode="page"/>
    </style:style>
    <style:style style:name="table_5f_revenues" style:display-name="table_revenues" style:family="table">
      <style:table-properties style:width="26.016cm" fo:margin-left="-0.799cm" table:align="left" fo:background-color="transparent">
        <style:background-image/>
      </style:table-properties>
    </style:style>
    <style:style style:name="table_5f_revenues.A" style:display-name="table_revenues.A" style:family="table-column">
      <style:table-column-properties style:column-width="6.809cm"/>
    </style:style>
    <style:style style:name="table_5f_revenues.B" style:display-name="table_revenues.B" style:family="table-column">
      <style:table-column-properties style:column-width="1.893cm"/>
    </style:style>
    <style:style style:name="table_5f_revenues.C" style:display-name="table_revenues.C" style:family="table-column">
      <style:table-column-properties style:column-width="1.679cm"/>
    </style:style>
    <style:style style:name="table_5f_revenues.D" style:display-name="table_revenues.D" style:family="table-column">
      <style:table-column-properties style:column-width="2.808cm"/>
    </style:style>
    <style:style style:name="table_5f_revenues.E" style:display-name="table_revenues.E" style:family="table-column">
      <style:table-column-properties style:column-width="2.503cm"/>
    </style:style>
    <style:style style:name="table_5f_revenues.F" style:display-name="table_revenues.F" style:family="table-column">
      <style:table-column-properties style:column-width="2.595cm"/>
    </style:style>
    <style:style style:name="table_5f_revenues.G" style:display-name="table_revenues.G" style:family="table-column">
      <style:table-column-properties style:column-width="2.51cm"/>
    </style:style>
    <style:style style:name="table_5f_revenues.H" style:display-name="table_revenues.H" style:family="table-column">
      <style:table-column-properties style:column-width="2.406cm"/>
    </style:style>
    <style:style style:name="table_5f_revenues.I" style:display-name="table_revenues.I" style:family="table-column">
      <style:table-column-properties style:column-width="2.813cm"/>
    </style:style>
    <style:style style:name="table_5f_revenues.1" style:display-name="table_revenues.1" style:family="table-row">
      <style:table-row-properties fo:background-color="transparent">
        <style:background-image/>
      </style:table-row-properties>
    </style:style>
    <style:style style:name="table_5f_revenues.A1" style:display-name="table_revenues.A1" style:family="table-cell">
      <style:table-cell-properties fo:background-color="#ffffff" fo:padding="0.051cm" fo:border-left="none" fo:border-right="0.05pt solid #cccccc" fo:border-top="none" fo:border-bottom="0.05pt solid #cccccc" style:writing-mode="page">
        <style:background-image/>
      </style:table-cell-properties>
    </style:style>
    <style:style style:name="table_5f_revenues.A2" style:display-name="table_revenues.A2" style:family="table-cell">
      <style:table-cell-properties fo:background-color="#eeeeee" fo:padding="0.051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_5f_revenues.F2" style:display-name="table_revenues.F2" style:family="table-cell">
      <style:table-cell-properties fo:background-color="#eeeeee" fo:padding="0.051cm" fo:border-left="0.05pt solid #cccccc" fo:border-right="none" fo:border-top="none" fo:border-bottom="0.05pt solid #cccccc" style:writing-mode="page">
        <style:background-image/>
      </style:table-cell-properties>
    </style:style>
    <style:style style:name="table_5f_revenues.I2" style:display-name="table_revenues.I2" style:family="table-cell">
      <style:table-cell-properties fo:background-color="#eeeeee" fo:padding="0.051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_5f_revenues.3" style:display-name="table_revenues.3" style:family="table-row">
      <style:table-row-properties style:min-row-height="0.524cm"/>
    </style:style>
    <style:style style:name="table_5f_revenues.A3" style:display-name="table_revenues.A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B3" style:display-name="table_revenues.B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C3" style:display-name="table_revenues.C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D3" style:display-name="table_revenues.D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E3" style:display-name="table_revenues.E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F3" style:display-name="table_revenues.F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G3" style:display-name="table_revenues.G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H3" style:display-name="table_revenues.H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I3" style:display-name="table_revenues.I3" style:family="table-cell">
      <style:table-cell-properties fo:padding="0.051cm" fo:border-left="0.05pt solid #cccccc" fo:border-right="0.05pt solid #cccccc" fo:border-top="none" fo:border-bottom="0.05pt solid #cccccc" style:writing-mode="page"/>
    </style:style>
    <style:style style:name="Table5" style:family="table">
      <style:table-properties style:width="26.016cm" fo:margin-left="-0.799cm" fo:break-after="page" table:align="left" fo:background-color="transparent">
        <style:background-image/>
      </style:table-properties>
    </style:style>
    <style:style style:name="Table5.A" style:family="table-column">
      <style:table-column-properties style:column-width="20.796cm"/>
    </style:style>
    <style:style style:name="Table5.B" style:family="table-column">
      <style:table-column-properties style:column-width="2.415cm"/>
    </style:style>
    <style:style style:name="Table5.C" style:family="table-column">
      <style:table-column-properties style:column-width="2.805cm"/>
    </style:style>
    <style:style style:name="Table5.1" style:family="table-row">
      <style:table-row-properties style:min-row-height="0.524cm"/>
    </style:style>
    <style:style style:name="Table5.A1" style:family="table-cell">
      <style:table-cell-properties fo:padding="0.051cm" fo:border-left="0.05pt solid #cccccc" fo:border-right="none" fo:border-top="0.05pt solid #cccccc" fo:border-bottom="0.05pt solid #cccccc" style:writing-mode="page"/>
    </style:style>
    <style:style style:name="Table5.C1" style:family="table-cell">
      <style:table-cell-properties fo:padding="0.051cm" fo:border="0.05pt solid #cccccc" style:writing-mode="page"/>
    </style:style>
    <style:style style:name="P1" style:family="paragraph" style:parent-style-name="Header">
      <style:text-properties fo:color="#0066b3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paragraph-rsid="01c0d7cd"/>
    </style:style>
    <style:style style:name="P5" style:family="paragraph" style:parent-style-name="Standard">
      <style:paragraph-properties fo:text-align="start" style:justify-single-word="false"/>
      <style:text-properties fo:color="#4e102d" style:font-name="Lato" fo:font-size="8pt" officeooo:paragraph-rsid="01c21206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fo:color="#4e102d" style:font-name="Lato" fo:font-size="10pt" fo:font-weight="bold" officeooo:rsid="01e43a8a" officeooo:paragraph-rsid="01e43a8a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1c0d7cd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1e1285a" officeooo:paragraph-rsid="01e1285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1e9bef4" officeooo:paragraph-rsid="01e9bef4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rsid="01e76361" officeooo:paragraph-rsid="01e76361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rsid="01e262ae" officeooo:paragraph-rsid="01e262ae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rsid="01e7cbd2" officeooo:paragraph-rsid="01e7cbd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15" style:family="paragraph" style:parent-style-name="Table_20_Contents">
      <style:text-properties style:font-name="Lato" fo:font-size="8pt" officeooo:rsid="01d25940" officeooo:paragraph-rsid="01d25940" style:font-size-asian="8pt" style:font-size-complex="8pt"/>
    </style:style>
    <style:style style:name="P16" style:family="paragraph" style:parent-style-name="Table_20_Contents">
      <style:text-properties style:font-name="Lato" fo:font-size="8pt" officeooo:rsid="01d4fec0" officeooo:paragraph-rsid="01d4fec0" style:font-size-asian="8pt" style:font-size-complex="8pt"/>
    </style:style>
    <style:style style:name="P17" style:family="paragraph" style:parent-style-name="Table_20_Contents">
      <style:text-properties style:font-name="Lato" fo:font-size="8pt" officeooo:rsid="01d8bfd6" officeooo:paragraph-rsid="01d8bfd6" style:font-size-asian="8pt" style:font-size-complex="8pt"/>
    </style:style>
    <style:style style:name="P18" style:family="paragraph" style:parent-style-name="Table_20_Contents">
      <style:text-properties style:font-name="Lato" fo:font-size="8pt" officeooo:rsid="01d9475d" officeooo:paragraph-rsid="01d9475d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Lato" fo:font-size="8pt" officeooo:rsid="01d74b6f" officeooo:paragraph-rsid="01d74b6f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ato" fo:font-size="8pt" officeooo:rsid="01d68239" officeooo:paragraph-rsid="01d68239" style:font-size-asian="8pt" style:font-size-complex="8pt"/>
    </style:style>
    <style:style style:name="P21" style:family="paragraph" style:parent-style-name="Table_20_Contents">
      <style:text-properties style:font-name="Lato" fo:font-size="8pt" officeooo:rsid="01dc9266" officeooo:paragraph-rsid="01dc9266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Lato" fo:font-size="8pt" officeooo:rsid="01dc9266" officeooo:paragraph-rsid="01dc9266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Lato" fo:font-size="8pt" officeooo:rsid="01eda080" officeooo:paragraph-rsid="01eda080" style:font-size-asian="8pt" style:font-size-complex="8pt"/>
    </style:style>
    <style:style style:name="P24" style:family="paragraph" style:parent-style-name="Table_20_Contents">
      <style:text-properties style:font-name="Lato" fo:font-size="8pt" officeooo:rsid="01d25940" officeooo:paragraph-rsid="01d25940" style:font-name-asian="DejaVu Sans Mono" style:font-size-asian="8pt" style:font-name-complex="Liberation Mono" style:font-size-complex="8pt"/>
    </style:style>
    <style:style style:name="P25" style:family="paragraph" style:parent-style-name="Table_20_Contents">
      <style:text-properties style:font-name="Lato" fo:font-size="9pt" fo:font-weight="bold" officeooo:rsid="01dca733" officeooo:paragraph-rsid="01dca733" style:font-name-asian="DejaVu Sans Mono" style:font-size-asian="9pt" style:font-weight-asian="bold" style:font-name-complex="Liberation Mono" style:font-size-complex="9pt" style:font-weight-complex="bold"/>
    </style:style>
    <style:style style:name="P26" style:family="paragraph" style:parent-style-name="Table_20_Contents">
      <style:text-properties style:font-name="Lato" fo:font-size="9pt" fo:font-weight="bold" officeooo:rsid="01eecd97" officeooo:paragraph-rsid="01eecd97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4e102d" style:font-name="Lato" fo:font-size="9pt" fo:font-style="normal" fo:font-weight="normal" officeooo:rsid="01bf1405" officeooo:paragraph-rsid="01bf1405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8" style:family="paragraph" style:parent-style-name="Table_20_Contents">
      <style:text-properties fo:color="#4e102d" style:font-name="Lato" fo:font-size="9pt" fo:font-style="normal" fo:font-weight="normal" officeooo:rsid="01bf1405" officeooo:paragraph-rsid="01c0d7cd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9" style:family="paragraph" style:parent-style-name="Table_20_Contents">
      <style:text-properties fo:color="#4e102d" style:font-name="Lato" fo:font-size="9pt" fo:font-style="normal" fo:font-weight="normal" officeooo:rsid="01bfa991" officeooo:paragraph-rsid="01bfa991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bfa991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c0d7cd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32" style:family="paragraph" style:parent-style-name="Table_20_Contents">
      <style:text-properties fo:color="#4e102d" style:font-name="Lato" fo:font-size="9pt" fo:font-style="normal" fo:font-weight="normal" officeooo:rsid="01bfa991" officeooo:paragraph-rsid="01c0d7cd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bfa991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c0d7cd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paragraph-rsid="01c3d0d4"/>
    </style:style>
    <style:style style:name="P36" style:family="paragraph" style:parent-style-name="Table_20_Contents">
      <style:paragraph-properties fo:text-align="start" style:justify-single-word="false"/>
      <style:text-properties fo:color="#4e102d" style:font-name="Lato" fo:font-size="9pt" fo:font-style="normal" fo:font-weight="bold" officeooo:rsid="01c0d7cd" officeooo:paragraph-rsid="01c21206" style:font-name-asian="DejaVu Sans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4e102d" style:font-name="Lato" fo:font-size="9pt" fo:font-style="normal" fo:font-weight="bold" officeooo:rsid="01c0d7cd" officeooo:paragraph-rsid="01f5ba94" style:font-name-asian="DejaVu Sans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4e102d" style:font-name="Lato" fo:font-size="9pt" fo:font-style="normal" fo:font-weight="bold" officeooo:rsid="01bfa991" officeooo:paragraph-rsid="01c21206" style:font-name-asian="DejaVu Sans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9pt" officeooo:paragraph-rsid="0179e028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paragraph-rsid="01c0d7cd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officeooo:paragraph-rsid="01c3d0d4" style:font-size-asian="9pt" style:font-size-complex="9pt"/>
    </style:style>
    <style:style style:name="P42" style:family="paragraph" style:parent-style-name="Title">
      <style:paragraph-properties fo:text-align="start" style:justify-single-word="false"/>
      <style:text-properties officeooo:paragraph-rsid="01729e5f"/>
    </style:style>
    <style:style style:name="P43" style:family="paragraph" style:parent-style-name="Title">
      <style:paragraph-properties fo:text-align="center" style:justify-single-word="false"/>
      <style:text-properties style:font-name="Lato" fo:font-size="22pt" fo:font-weight="bold" officeooo:rsid="01bf1405" officeooo:paragraph-rsid="01bf1405" style:font-name-asian="Noto Sans CJK SC" style:font-size-asian="22pt" style:font-weight-asian="bold" style:font-name-complex="Lohit Devanagari" style:font-size-complex="22pt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officeooo:paragraph-rsid="009eb199"/>
    </style:style>
    <style:style style:name="P45" style:family="paragraph" style:parent-style-name="Preformatted_20_Text">
      <style:paragraph-properties fo:text-align="start" style:justify-single-word="false"/>
      <style:text-properties officeooo:paragraph-rsid="0179e028"/>
    </style:style>
    <style:style style:name="P46" style:family="paragraph" style:parent-style-name="Preformatted_20_Text">
      <style:paragraph-properties fo:text-align="start" style:justify-single-word="false"/>
      <style:text-properties officeooo:paragraph-rsid="01883e55"/>
    </style:style>
    <style:style style:name="P47" style:family="paragraph" style:parent-style-name="Text_20_body">
      <style:paragraph-properties fo:text-align="center" style:justify-single-word="false"/>
      <style:text-properties style:font-name="Lato" fo:font-size="8pt" fo:font-weight="bold" officeooo:rsid="01bf1405" officeooo:paragraph-rsid="01bf1405" style:font-name-asian="Noto Sans CJK SC" style:font-size-asian="7pt" style:font-weight-asian="bold" style:font-name-complex="Lohit Devanagari" style:font-size-complex="8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Lato" fo:font-size="14pt" fo:font-weight="bold" officeooo:rsid="01fc4310" officeooo:paragraph-rsid="01fc4310" style:font-name-asian="Noto Sans CJK SC" style:font-size-asian="14pt" style:font-weight-asian="bold" style:font-name-complex="Lohit Devanagari" style:font-size-complex="14pt" style:font-weight-complex="bold"/>
    </style:style>
    <style:style style:name="P49" style:family="paragraph" style:parent-style-name="Text_20_body">
      <style:paragraph-properties fo:text-align="center" style:justify-single-word="false" fo:break-before="page"/>
      <style:text-properties style:font-name="Lato" fo:font-size="8pt" fo:font-weight="bold" officeooo:rsid="01e0f01a" officeooo:paragraph-rsid="01bf1405" style:font-name-asian="Noto Sans CJK SC" style:font-size-asian="7pt" style:font-weight-asian="bold" style:font-name-complex="Lohit Devanagari" style:font-size-complex="8pt" style:font-weight-complex="bold"/>
    </style:style>
    <style:style style:name="P50" style:family="paragraph" style:parent-style-name="Table_20_Heading">
      <style:text-properties officeooo:rsid="01e76361" officeooo:paragraph-rsid="01e76361"/>
    </style:style>
    <style:style style:name="P51" style:family="paragraph" style:parent-style-name="Table_20_Heading">
      <style:text-properties style:font-name="Lato" fo:font-size="9pt" fo:font-weight="bold" officeooo:rsid="01fc4310" officeooo:paragraph-rsid="01fc4310" style:font-name-asian="DejaVu Sans Mono" style:font-size-asian="9pt" style:font-weight-asian="bold" style:font-name-complex="Liberation Mono" style:font-size-complex="9pt" style:font-weight-complex="bold"/>
    </style:style>
    <style:style style:name="P52" style:family="paragraph" style:parent-style-name="Table_20_Heading">
      <style:text-properties fo:font-size="9pt" officeooo:rsid="01e76361" officeooo:paragraph-rsid="01e76361" style:font-size-asian="9pt" style:font-size-complex="9pt"/>
    </style:style>
    <style:style style:name="P53" style:family="paragraph" style:parent-style-name="Text_20_body">
      <style:paragraph-properties fo:text-align="center" style:justify-single-word="false"/>
      <style:text-properties style:font-name="Lato" fo:font-size="6pt" fo:font-weight="bold" officeooo:rsid="01bf1405" officeooo:paragraph-rsid="01bf1405" style:font-name-asian="Noto Sans CJK SC" style:font-size-asian="5.25pt" style:font-weight-asian="bold" style:font-name-complex="Lohit Devanagari" style:font-size-complex="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8pt" officeooo:paragraph-rsid="01fc4310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fo:font-weight="bold" officeooo:paragraph-rsid="01fc4310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officeooo:rsid="01e7cbd2" officeooo:paragraph-rsid="01fc4310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4e102d" style:font-name="Lato" fo:font-size="8pt" fo:font-style="normal" fo:font-weight="normal" officeooo:rsid="01e76361" officeooo:paragraph-rsid="01fc4310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color="#4e102d" style:font-name="Lato" fo:font-size="8pt" fo:font-style="normal" fo:font-weight="normal" officeooo:rsid="01bfa991" officeooo:paragraph-rsid="01fc4310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4e102d" style:font-name="Lato" fo:font-size="8pt" fo:font-style="normal" fo:font-weight="normal" officeooo:rsid="01e76361" officeooo:paragraph-rsid="01fc4310" style:font-size-asian="8pt" style:font-weight-asian="bold" style:font-size-complex="8pt" style:font-weight-complex="bold"/>
    </style:style>
    <style:style style:name="P60" style:family="paragraph">
      <loext:graphic-properties draw:fill-color="#4e102d"/>
      <style:paragraph-properties fo:text-align="center"/>
      <style:text-properties fo:font-size="12pt"/>
    </style:style>
    <style:style style:name="P61" style:family="paragraph">
      <loext:graphic-properties draw:fill-color="#4e102d"/>
      <style:paragraph-properties fo:text-align="center"/>
    </style:style>
    <style:style style:name="T1" style:family="text">
      <style:text-properties style:font-name="Lato" fo:font-size="9pt" fo:font-weight="bold" officeooo:rsid="01bf1405" style:font-name-asian="Noto Sans CJK SC" style:font-size-asian="9pt" style:font-weight-asian="bold" style:font-name-complex="Lohit Devanagari" style:font-size-complex="9pt" style:font-weight-complex="bold"/>
    </style:style>
    <style:style style:name="T2" style:family="text">
      <style:text-properties style:font-name="Lato" fo:font-size="9pt" fo:font-weight="bold" officeooo:rsid="0179e028" style:font-name-asian="Noto Sans CJK SC" style:font-size-asian="9pt" style:font-weight-asian="bold" style:font-name-complex="Lohit Devanagari" style:font-size-complex="9pt" style:font-weight-complex="bold"/>
    </style:style>
    <style:style style:name="T3" style:family="text">
      <style:text-properties style:font-name="Lato" fo:font-size="9pt" fo:font-weight="bold" officeooo:rsid="01729e5f" style:font-name-asian="Noto Sans CJK SC" style:font-size-asian="9pt" style:font-weight-asian="bold" style:font-name-complex="Lohit Devanagari" style:font-size-complex="9pt" style:font-weight-complex="bold"/>
    </style:style>
    <style:style style:name="T4" style:family="text">
      <style:text-properties style:font-name="Lato" fo:font-size="9pt" fo:font-weight="bold" officeooo:rsid="01736ef3" style:font-name-asian="Noto Sans CJK SC" style:font-size-asian="9pt" style:font-weight-asian="bold" style:font-name-complex="Lohit Devanagari" style:font-size-complex="9pt" style:font-weight-complex="bold"/>
    </style:style>
    <style:style style:name="T5" style:family="text">
      <style:text-properties style:font-name="Lato" fo:font-size="9pt" fo:font-weight="bold" officeooo:rsid="01fb68e2" style:font-name-asian="Noto Sans CJK SC" style:font-size-asian="9pt" style:font-weight-asian="bold" style:font-name-complex="Lohit Devanagari" style:font-size-complex="9pt" style:font-weight-complex="bold"/>
    </style:style>
    <style:style style:name="T6" style:family="text">
      <style:text-properties officeooo:rsid="0126a7de"/>
    </style:style>
    <style:style style:name="T7" style:family="text">
      <style:text-properties fo:font-weight="bold" officeooo:rsid="0126a7de" style:font-weight-asian="bold" style:font-weight-complex="bold"/>
    </style:style>
    <style:style style:name="T8" style:family="text">
      <style:text-properties fo:font-weight="bold" officeooo:rsid="00beb5a9" style:font-weight-asian="bold" style:font-weight-complex="bold"/>
    </style:style>
    <style:style style:name="T9" style:family="text">
      <style:text-properties fo:font-weight="bold" officeooo:rsid="00979360" style:font-weight-asian="bold" style:font-weight-complex="bold"/>
    </style:style>
    <style:style style:name="T10" style:family="text">
      <style:text-properties officeooo:rsid="00beb5a9"/>
    </style:style>
    <style:style style:name="T11" style:family="text">
      <style:text-properties officeooo:rsid="0126f94e"/>
    </style:style>
    <style:style style:name="T12" style:family="text">
      <style:text-properties officeooo:rsid="019780fb"/>
    </style:style>
    <style:style style:name="T13" style:family="text">
      <style:text-properties fo:color="#4e102d" style:font-name="Lato" fo:font-style="normal" fo:font-weight="normal" officeooo:rsid="01bf1405" style:font-name-asian="DejaVu Sans Mono" style:font-style-asian="normal" style:font-weight-asian="normal" style:font-name-complex="Liberation Mono" style:font-style-complex="normal" style:font-weight-complex="normal"/>
    </style:style>
    <style:style style:name="T14" style:family="text">
      <style:text-properties fo:color="#4e102d" style:font-name="Lato" fo:font-style="normal" fo:font-weight="normal" officeooo:rsid="01bfa991" style:font-name-asian="DejaVu Sans Mono" style:font-style-asian="normal" style:font-weight-asian="normal" style:font-name-complex="Liberation Mono" style:font-style-complex="normal" style:font-weight-complex="normal"/>
    </style:style>
    <style:style style:name="T15" style:family="text">
      <style:text-properties fo:color="#4e102d" style:font-name="Lato" fo:font-style="normal" fo:font-weight="normal" officeooo:rsid="01c12c22" style:font-name-asian="DejaVu Sans Mono" style:font-style-asian="normal" style:font-weight-asian="normal" style:font-name-complex="Liberation Mono" style:font-style-complex="normal" style:font-weight-complex="normal"/>
    </style:style>
    <style:style style:name="T16" style:family="text">
      <style:text-properties fo:color="#4e102d" style:font-name="Lato" fo:font-style="normal" fo:font-weight="normal" officeooo:rsid="019780fb" style:font-name-asian="DejaVu Sans Mono" style:font-style-asian="normal" style:font-weight-asian="normal" style:font-name-complex="Liberation Mono" style:font-style-complex="normal" style:font-weight-complex="normal"/>
    </style:style>
    <style:style style:name="T17" style:family="text">
      <style:text-properties fo:color="#4e102d" style:font-name="Lato" fo:font-style="normal" fo:font-weight="normal" officeooo:rsid="01fc4310" style:font-name-asian="DejaVu Sans Mono" style:font-style-asian="normal" style:font-weight-asian="normal" style:font-name-complex="Liberation Mono" style:font-style-complex="normal" style:font-weight-complex="normal"/>
    </style:style>
    <style:style style:name="T18" style:family="text">
      <style:text-properties fo:color="#4e102d" style:font-name="Lato" fo:font-style="normal" fo:font-weight="normal" officeooo:rsid="0179e028" style:font-style-asian="normal" style:font-weight-asian="normal" style:font-style-complex="normal" style:font-weight-complex="normal"/>
    </style:style>
    <style:style style:name="T19" style:family="text">
      <style:text-properties fo:color="#4e102d" style:font-name="Lato" fo:font-style="normal" fo:font-weight="normal" officeooo:rsid="01bfa991" style:font-style-asian="normal" style:font-weight-asian="normal" style:font-style-complex="normal" style:font-weight-complex="normal"/>
    </style:style>
    <style:style style:name="T20" style:family="text">
      <style:text-properties fo:color="#4e102d" style:font-name="Lato" fo:font-style="normal" fo:font-weight="normal" officeooo:rsid="01c12c22" style:font-style-asian="normal" style:font-weight-asian="normal" style:font-style-complex="normal" style:font-weight-complex="normal"/>
    </style:style>
    <style:style style:name="T21" style:family="text">
      <style:text-properties fo:color="#4e102d" style:font-name="Lato" fo:font-size="9pt" fo:font-style="normal" fo:font-weight="normal" officeooo:rsid="01fc4310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22" style:family="text">
      <style:text-properties fo:color="#4e102d" style:font-name="Lato" fo:font-size="9pt" fo:font-style="normal" fo:font-weight="normal" officeooo:rsid="01bfa991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officeooo:rsid="01bfa991"/>
    </style:style>
    <style:style style:name="T24" style:family="text">
      <style:text-properties officeooo:rsid="01c12c22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25" style:family="text">
      <style:text-properties officeooo:rsid="019780fb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26" style:family="text">
      <style:text-properties officeooo:rsid="01c12c22" style:font-name-asian="DejaVu Sans Mono" style:font-style-asian="normal" style:font-weight-asian="normal" style:font-name-complex="Liberation Mono" style:font-style-complex="normal" style:font-weight-complex="normal"/>
    </style:style>
    <style:style style:name="T27" style:family="text">
      <style:text-properties officeooo:rsid="019780fb" style:font-name-asian="DejaVu Sans Mono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officeooo:rsid="01c21206"/>
    </style:style>
    <style:style style:name="T29" style:family="text">
      <style:text-properties officeooo:rsid="01c2cdf0"/>
    </style:style>
    <style:style style:name="T30" style:family="text">
      <style:text-properties fo:font-variant="normal" fo:text-transform="none" fo:letter-spacing="normal" officeooo:rsid="01c12c22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31" style:family="text">
      <style:text-properties fo:font-variant="normal" fo:text-transform="none" fo:letter-spacing="normal" officeooo:rsid="01c12c22" style:font-name-asian="DejaVu Sans Mono" style:font-style-asian="normal" style:font-weight-asian="normal" style:font-name-complex="Liberation Mono" style:font-style-complex="normal" style:font-weight-complex="normal"/>
    </style:style>
    <style:style style:name="T32" style:family="text">
      <style:text-properties fo:font-variant="normal" fo:text-transform="none" fo:color="#4e102d" style:font-name="Lato" fo:letter-spacing="normal" fo:font-style="normal" fo:font-weight="normal" officeooo:rsid="01c12c22" style:font-name-asian="DejaVu Sans Mono" style:font-style-asian="normal" style:font-weight-asian="normal" style:font-name-complex="Liberation Mono" style:font-style-complex="normal" style:font-weight-complex="normal"/>
    </style:style>
    <style:style style:name="T33" style:family="text">
      <style:text-properties officeooo:rsid="01bfa991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officeooo:rsid="01c12c22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officeooo:rsid="01f11bb2"/>
    </style:style>
    <style:style style:name="T36" style:family="text">
      <style:text-properties officeooo:rsid="01fc4310"/>
    </style:style>
    <style:style style:name="T37" style:family="text">
      <style:text-properties officeooo:rsid="01bfa991" style:font-style-asian="normal" style:font-weight-asian="normal" style:font-style-complex="normal" style:font-weight-complex="normal"/>
    </style:style>
    <style:style style:name="T38" style:family="text">
      <style:text-properties officeooo:rsid="01c12c22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  <style:style style:name="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43">Budgets prévisionnels</text:p>
        <text:p text:style-name="P48">Synthèse</text:p>
        <text:p text:style-name="P5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row table:style-name="Tableau1.1">
            <table:table-cell table:style-name="Tableau1.A1" table:number-rows-spanned="2" office:value-type="string">
              <text:p text:style-name="P50"/>
              <text:p text:style-name="P51">ACTIVITÉ</text:p>
            </table:table-cell>
            <table:table-cell table:style-name="Tableau1.B1" table:number-columns-spanned="3" office:value-type="string">
              <text:p text:style-name="P52">D<text:span text:style-name="T36">ÉPENSES</text:span></text:p>
            </table:table-cell>
            <table:covered-table-cell/>
            <table:covered-table-cell/>
            <table:table-cell table:style-name="Tableau1.E1" table:number-columns-spanned="3" office:value-type="string">
              <text:p text:style-name="P51">RECETTES</text:p>
            </table:table-cell>
            <table:covered-table-cell/>
            <table:covered-table-cell/>
            <table:table-cell table:style-name="Tableau1.H1" table:number-columns-spanned="3" office:value-type="string">
              <text:p text:style-name="P51">SOLDES</text:p>
            </table:table-cell>
            <table:covered-table-cell/>
            <table:covered-table-cell/>
          </table:table-row>
          <table:table-row table:style-name="Tableau1.1">
            <table:covered-table-cell/>
            <table:table-cell table:style-name="Tableau1.B2" office:value-type="string">
              <text:p text:style-name="P57"><text:span text:style-name="T37">MONTANT </text:span><text:span text:style-name="T38">HT </text:span><text:span text:style-name="T37">/ </text:span><text:span text:style-name="T26">UNIT</text:span><text:span text:style-name="T27">É</text:span><text:span text:style-name="T26"> D’</text:span><text:span text:style-name="T31">Œ</text:span><text:span text:style-name="T26">UVRE</text:span></text:p>
            </table:table-cell>
            <table:table-cell table:style-name="Tableau1.C2" office:value-type="string">
              <text:p text:style-name="P58">MONTANT <text:line-break/>HT</text:p>
            </table:table-cell>
            <table:table-cell table:style-name="Tableau1.D2" office:value-type="string">
              <text:p text:style-name="P54"><text:span text:style-name="T19">MONTANT<text:line-break/> </text:span><text:span text:style-name="T17">TTC</text:span></text:p>
            </table:table-cell>
            <table:table-cell table:style-name="Tableau1.E2" office:value-type="string">
              <text:p text:style-name="P59"><text:span text:style-name="T37">MONTANT </text:span><text:span text:style-name="T38">HT </text:span><text:span text:style-name="T37">/ </text:span><text:span text:style-name="T26">UNIT</text:span><text:span text:style-name="T27">É</text:span><text:span text:style-name="T26"> D’</text:span><text:span text:style-name="T31">Œ</text:span><text:span text:style-name="T26">UVRE</text:span></text:p>
            </table:table-cell>
            <table:table-cell table:style-name="Tableau1.F2" office:value-type="string">
              <text:p text:style-name="P58">MONTANT <text:line-break/>HT</text:p>
            </table:table-cell>
            <table:table-cell table:style-name="Tableau1.G2" office:value-type="string">
              <text:p text:style-name="P55"><text:span text:style-name="T19">MONTANT<text:line-break/> </text:span><text:span text:style-name="T17">TTC</text:span></text:p>
            </table:table-cell>
            <table:table-cell table:style-name="Tableau1.H2" office:value-type="string">
              <text:p text:style-name="P59"><text:span text:style-name="T37">MONTANT </text:span><text:span text:style-name="T38">HT </text:span><text:span text:style-name="T37">/ </text:span><text:span text:style-name="T26">UNIT</text:span><text:span text:style-name="T27">É</text:span><text:span text:style-name="T26"> D’</text:span><text:span text:style-name="T31">Œ</text:span><text:span text:style-name="T26">UVRE</text:span></text:p>
            </table:table-cell>
            <table:table-cell table:style-name="Tableau1.I2" office:value-type="string">
              <text:p text:style-name="P58">MONTANT <text:line-break/>HT</text:p>
            </table:table-cell>
            <table:table-cell table:style-name="Tableau1.J2" office:value-type="string">
              <text:p text:style-name="P56"><text:span text:style-name="T19">MONTANT<text:line-break/> </text:span><text:span text:style-name="T17">TTC</text:span></text:p>
            </table:table-cell>
          </table:table-row>
        </table:table>
        <table:table table:name="global_budget" table:style-name="global_5f_budget">
          <table:table-column table:style-name="global_5f_budget.A"/>
          <table:table-column table:style-name="global_5f_budget.B"/>
          <table:table-column table:style-name="global_5f_budget.C"/>
          <table:table-column table:style-name="global_5f_budget.D"/>
          <table:table-column table:style-name="global_5f_budget.E"/>
          <table:table-column table:style-name="global_5f_budget.F"/>
          <table:table-column table:style-name="global_5f_budget.G"/>
          <table:table-column table:style-name="global_5f_budget.H"/>
          <table:table-column table:style-name="global_5f_budget.I"/>
          <table:table-column table:style-name="global_5f_budget.J"/>
          <table:table-row table:style-name="TableLine94783962870352">
            <table:table-cell table:style-name="global_5f_budget.A1" office:value-type="string">
              <text:p text:style-name="P9">[NAME]</text:p>
            </table:table-cell>
            <table:table-cell table:style-name="global_5f_budget.A1" office:value-type="string">
              <text:p text:style-name="P10">[PSS_EXPENSES] <text:s text:c="2"/></text:p>
            </table:table-cell>
            <table:table-cell table:style-name="global_5f_budget.A1" office:value-type="string">
              <text:p text:style-name="P11">[PRETAX_EXPENSES] <text:s text:c="2"/></text:p>
            </table:table-cell>
            <table:table-cell table:style-name="global_5f_budget.A1" office:value-type="string">
              <text:p text:style-name="P12">[EXPENSES] <text:s text:c="2"/></text:p>
            </table:table-cell>
            <table:table-cell table:style-name="global_5f_budget.A1" office:value-type="string">
              <text:p text:style-name="P10">[PSS_REVENUES] <text:s text:c="2"/></text:p>
            </table:table-cell>
            <table:table-cell table:style-name="global_5f_budget.A1" office:value-type="string">
              <text:p text:style-name="P11">[PRETAX_REVENUES] <text:s text:c="2"/></text:p>
            </table:table-cell>
            <table:table-cell table:style-name="global_5f_budget.A1" office:value-type="string">
              <text:p text:style-name="P12">[REVENUES] <text:s text:c="2"/></text:p>
            </table:table-cell>
            <table:table-cell table:style-name="global_5f_budget.A1" office:value-type="string">
              <text:p text:style-name="P10">[PSS_BALANCE] <text:s text:c="2"/></text:p>
            </table:table-cell>
            <table:table-cell table:style-name="global_5f_budget.A1" office:value-type="string">
              <text:p text:style-name="P13">[PRETAX_BALANCE] <text:s text:c="2"/></text:p>
            </table:table-cell>
            <table:table-cell table:style-name="global_5f_budget.J1" office:value-type="string">
              <text:p text:style-name="P12">[BALANCE] <text:s text:c="2"/></text:p>
            </table:table-cell>
          </table:table-row>
        </table:table>
        <text:p text:style-name="P47"/>
        <text:p text:style-name="P49"/>
        <text:section text:style-name="Sect2" text:name="section_index">
          <text:section text:style-name="Sect1" text:name="section_activity">
            <text:p text:style-name="P5"/>
            <text:p text:style-name="P6">[ACTIVITY_NAME] <text:span text:style-name="T35">| [ACTIVITY_SIZE]</text:span></text:p>
            <text:p text:style-name="P5"/>
            <text:p text:style-name="P45"><draw:line text:anchor-type="paragraph" draw:z-index="12" draw:name="Shape1_0" draw:style-name="gr1" draw:text-style-name="P60" svg:x1="-1.135cm" svg:y1="0.005cm" svg:x2="26.43cm" svg:y2="0.005cm"><text:p/></draw:line></text:p>
            <table:table table:name="table_expenses" table:style-name="table_5f_expenses">
              <table:table-column table:style-name="table_5f_expenses.A"/>
              <table:table-column table:style-name="table_5f_expenses.B"/>
              <table:table-column table:style-name="table_5f_expenses.C"/>
              <table:table-column table:style-name="table_5f_expenses.D"/>
              <table:table-column table:style-name="table_5f_expenses.E"/>
              <table:table-column table:style-name="table_5f_expenses.F"/>
              <table:table-column table:style-name="table_5f_expenses.G"/>
              <table:table-column table:style-name="table_5f_expenses.H"/>
              <table:table-column table:style-name="table_5f_expenses.I"/>
              <table:table-header-rows>
                <table:table-row table:style-name="table_5f_expenses.1">
                  <table:table-cell table:style-name="table_5f_expenses.A1" table:number-columns-spanned="9" office:value-type="string">
                    <text:p text:style-name="P38">D<text:span text:style-name="T12">É</text:span>PENSES <text:span text:style-name="T28">DE L’ACTIVIT</text:span><text:span text:style-name="T12">É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_5f_expenses.2">
                  <table:table-cell table:style-name="table_5f_expenses.A2" office:value-type="string">
                    <text:p text:style-name="P27">ARTICLE</text:p>
                  </table:table-cell>
                  <table:table-cell table:style-name="table_5f_expenses.A2" office:value-type="string">
                    <text:p text:style-name="P27">QUANTIT<text:span text:style-name="T12">É</text:span></text:p>
                  </table:table-cell>
                  <table:table-cell table:style-name="table_5f_expenses.A2" office:value-type="string">
                    <text:p text:style-name="P27">UNIT<text:span text:style-name="T12">É</text:span></text:p>
                  </table:table-cell>
                  <table:table-cell table:style-name="table_5f_expenses.A2" office:value-type="string">
                    <text:p text:style-name="P27">M<text:span text:style-name="T12">É</text:span>THODE DE CALCUL</text:p>
                  </table:table-cell>
                  <table:table-cell table:style-name="table_5f_expenses.A2" office:value-type="string">
                    <text:p text:style-name="P27">PRIX UNITAIRE</text:p>
                    <text:p text:style-name="P29">HT</text:p>
                  </table:table-cell>
                  <table:table-cell table:style-name="table_5f_expenses.F2" office:value-type="string">
                    <text:p text:style-name="P39"><text:span text:style-name="T13"><text:s/></text:span><text:span text:style-name="T14">DATE DE 1re UTILISATION</text:span><text:span text:style-name="T18"> <text:s text:c="60"/></text:span></text:p>
                  </table:table-cell>
                  <table:table-cell table:style-name="table_5f_expenses.F2" office:value-type="string">
                    <text:p text:style-name="P30">R<text:span text:style-name="T12">É</text:span>CURRENCE</text:p>
                  </table:table-cell>
                  <table:table-cell table:style-name="table_5f_expenses.F2" office:value-type="string">
                    <text:p text:style-name="P33">MONTANT HT</text:p>
                    <text:p text:style-name="P30"/>
                  </table:table-cell>
                  <table:table-cell table:style-name="table_5f_expenses.I2" office:value-type="string">
                    <text:p text:style-name="P35"><text:span text:style-name="T33">MONTANT </text:span><text:span text:style-name="T34">HT </text:span><text:span text:style-name="T33">/ </text:span><text:span text:style-name="T24">UNIT</text:span><text:span text:style-name="T25">É</text:span><text:span text:style-name="T24"> D’</text:span><text:span text:style-name="T30">Œ</text:span><text:span text:style-name="T24">UVRE</text:span></text:p>
                  </table:table-cell>
                </table:table-row>
              </table:table-header-rows>
              <table:table-row table:style-name="table_5f_expenses.3">
                <table:table-cell table:style-name="table_5f_expenses.A3" office:value-type="string">
                  <text:p text:style-name="P15">[ARTICLE_NAME]</text:p>
                </table:table-cell>
                <table:table-cell table:style-name="table_5f_expenses.B3" office:value-type="string">
                  <text:p text:style-name="P16">[QUANTITY]</text:p>
                </table:table-cell>
                <table:table-cell table:style-name="table_5f_expenses.C3" office:value-type="string">
                  <text:p text:style-name="P16">[UNIT]</text:p>
                </table:table-cell>
                <table:table-cell table:style-name="table_5f_expenses.D3" office:value-type="string">
                  <text:p text:style-name="P17">[C_METH]</text:p>
                </table:table-cell>
                <table:table-cell table:style-name="table_5f_expenses.E3" office:value-type="string">
                  <text:p text:style-name="P20">[UNIT_AMOUNT] <text:s text:c="2"/></text:p>
                </table:table-cell>
                <table:table-cell table:style-name="table_5f_expenses.F3" office:value-type="string">
                  <text:p text:style-name="P16">[USED_ON]</text:p>
                </table:table-cell>
                <table:table-cell table:style-name="table_5f_expenses.G3" office:value-type="string">
                  <text:p text:style-name="P18">[RE] * [MOM]</text:p>
                </table:table-cell>
                <table:table-cell table:style-name="table_5f_expenses.H3" office:value-type="string">
                  <text:p text:style-name="P19">[G_AMOUNT] <text:s text:c="2"/></text:p>
                </table:table-cell>
                <table:table-cell table:style-name="table_5f_expenses.I3" office:value-type="string">
                  <text:p text:style-name="P23">[GSS_AMOUNT] <text:s text:c="2"/></text:p>
                </table:table-cell>
              </table:table-row>
            </table:table>
            <text:p text:style-name="P46"/>
            <table:table table:name="table_revenues" table:style-name="table_5f_revenues">
              <table:table-column table:style-name="table_5f_revenues.A"/>
              <table:table-column table:style-name="table_5f_revenues.B"/>
              <table:table-column table:style-name="table_5f_revenues.C"/>
              <table:table-column table:style-name="table_5f_revenues.D"/>
              <table:table-column table:style-name="table_5f_revenues.E"/>
              <table:table-column table:style-name="table_5f_revenues.F"/>
              <table:table-column table:style-name="table_5f_revenues.G"/>
              <table:table-column table:style-name="table_5f_revenues.H"/>
              <table:table-column table:style-name="table_5f_revenues.I"/>
              <table:table-header-rows>
                <table:table-row table:style-name="table_5f_revenues.1">
                  <table:table-cell table:style-name="table_5f_revenues.A1" table:number-columns-spanned="9" office:value-type="string">
                    <text:p text:style-name="P36">RECETTE<text:span text:style-name="T29">S</text:span><text:span text:style-name="T23"> </text:span><text:span text:style-name="T28">DE L’ACTIVIT</text:span><text:span text:style-name="T12">É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_5f_revenues.1">
                  <table:table-cell table:style-name="table_5f_revenues.A2" office:value-type="string">
                    <text:p text:style-name="P28">ARTICLE</text:p>
                  </table:table-cell>
                  <table:table-cell table:style-name="table_5f_revenues.A2" office:value-type="string">
                    <text:p text:style-name="P28">QUANTIT<text:span text:style-name="T12">É</text:span></text:p>
                  </table:table-cell>
                  <table:table-cell table:style-name="table_5f_revenues.A2" office:value-type="string">
                    <text:p text:style-name="P28">UNIT<text:span text:style-name="T12">É</text:span></text:p>
                  </table:table-cell>
                  <table:table-cell table:style-name="table_5f_revenues.A2" office:value-type="string">
                    <text:p text:style-name="P28">M<text:span text:style-name="T12">É</text:span>THODE DE CALCUL</text:p>
                  </table:table-cell>
                  <table:table-cell table:style-name="table_5f_revenues.A2" office:value-type="string">
                    <text:p text:style-name="P28">PRIX UNITAIRE</text:p>
                    <text:p text:style-name="P32">HT</text:p>
                  </table:table-cell>
                  <table:table-cell table:style-name="table_5f_revenues.F2" office:value-type="string">
                    <text:p text:style-name="P40"><text:span text:style-name="T13"><text:s/></text:span><text:span text:style-name="T14">DATE DE 1re UTILISATION</text:span><text:span text:style-name="T18"> <text:s text:c="60"/></text:span></text:p>
                  </table:table-cell>
                  <table:table-cell table:style-name="table_5f_revenues.F2" office:value-type="string">
                    <text:p text:style-name="P31">R<text:span text:style-name="T12">É</text:span>CURRENCE</text:p>
                  </table:table-cell>
                  <table:table-cell table:style-name="table_5f_revenues.F2" office:value-type="string">
                    <text:p text:style-name="P34">MONTANT HT</text:p>
                    <text:p text:style-name="P31"/>
                  </table:table-cell>
                  <table:table-cell table:style-name="table_5f_revenues.I2" office:value-type="string">
                    <text:p text:style-name="P41"><text:span text:style-name="T19">MONTANT </text:span><text:span text:style-name="T20">HT </text:span><text:span text:style-name="T19">/ </text:span><text:span text:style-name="T15">UNIT</text:span><text:span text:style-name="T16">É</text:span><text:span text:style-name="T15"> D’</text:span><text:span text:style-name="T32">Œ</text:span><text:span text:style-name="T15">UVRE</text:span></text:p>
                  </table:table-cell>
                </table:table-row>
              </table:table-header-rows>
              <table:table-row table:style-name="table_5f_revenues.3">
                <table:table-cell table:style-name="table_5f_revenues.A3" office:value-type="string">
                  <text:p text:style-name="P24">[ARTICLE_NAME]</text:p>
                </table:table-cell>
                <table:table-cell table:style-name="table_5f_revenues.B3" office:value-type="string">
                  <text:p text:style-name="P21">[QUANTITY]</text:p>
                </table:table-cell>
                <table:table-cell table:style-name="table_5f_revenues.C3" office:value-type="string">
                  <text:p text:style-name="P21">[UNIT]</text:p>
                </table:table-cell>
                <table:table-cell table:style-name="table_5f_revenues.D3" office:value-type="string">
                  <text:p text:style-name="P21">[C_METH]</text:p>
                </table:table-cell>
                <table:table-cell table:style-name="table_5f_revenues.E3" office:value-type="string">
                  <text:p text:style-name="P22">[UNIT_AMOUNT] <text:s text:c="2"/></text:p>
                </table:table-cell>
                <table:table-cell table:style-name="table_5f_revenues.F3" office:value-type="string">
                  <text:p text:style-name="P21">[USED_ON]</text:p>
                </table:table-cell>
                <table:table-cell table:style-name="table_5f_revenues.G3" office:value-type="string">
                  <text:p text:style-name="P21">[RE] * [MOM]</text:p>
                </table:table-cell>
                <table:table-cell table:style-name="table_5f_revenues.H3" office:value-type="string">
                  <text:p text:style-name="P22">[G_AMOUNT] <text:s text:c="2"/></text:p>
                </table:table-cell>
                <table:table-cell table:style-name="table_5f_revenues.I3" office:value-type="string">
                  <text:p text:style-name="P23">[GSS_AMOUNT] <text:s text:c="2"/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header-rows>
                <table:table-row table:style-name="Table5.1">
                  <table:table-cell table:style-name="Table5.A1" office:value-type="string">
                    <text:p text:style-name="P37"><text:span text:style-name="T28">SOLDE</text:span> <text:span text:style-name="T28">DE L’ACTIVIT</text:span><text:span text:style-name="T12">É</text:span></text:p>
                  </table:table-cell>
                  <table:table-cell table:style-name="Table5.A1" office:value-type="string">
                    <text:p text:style-name="P25">[ACT_BALANCE]</text:p>
                  </table:table-cell>
                  <table:table-cell table:style-name="Table5.C1" office:value-type="string">
                    <text:p text:style-name="P26">[ACTSS_BALANCE]</text:p>
                  </table:table-cell>
                </table:table-row>
              </table:table-header-rows>
            </table:table>
            <text:p text:style-name="P7"/>
          </text:section>
          <text:p text:style-name="P44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margin-top="0.42cm" fo:margin-bottom="0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Lato" style:family="paragraph" style:parent-style-name="Table_20_Contents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598cm" table:align="margins" table:border-model="separating"/>
    </style:style>
    <style:style style:name="header.A" style:family="table-column">
      <style:table-column-properties style:column-width="1.617cm" style:rel-column-width="3841*"/>
    </style:style>
    <style:style style:name="header.B" style:family="table-column">
      <style:table-column-properties style:column-width="25.98cm" style:rel-column-width="61694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296cm"/>
    </style:style>
    <style:style style:name="footer.C" style:family="table-column">
      <style:table-column-properties style:column-width="2.39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Header">
      <style:text-properties fo:color="#0066b3"/>
    </style:style>
    <style:style style:name="MP2" style:family="paragraph">
      <loext:graphic-properties draw:fill-color="#4e102d"/>
      <style:paragraph-properties fo:text-align="center"/>
      <style:text-properties fo:font-size="12pt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itle">
      <style:paragraph-properties fo:text-align="start" style:justify-single-word="false"/>
      <style:text-properties officeooo:paragraph-rsid="01729e5f"/>
    </style:style>
    <style:style style:name="M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6" style:family="paragraph">
      <loext:graphic-properties draw:fill-color="#4e102d"/>
      <style:paragraph-properties fo:text-align="center"/>
    </style:style>
    <style:style style:name="MP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style:font-name="Lato" fo:font-size="9pt" fo:font-weight="bold" officeooo:rsid="01bf1405" style:font-name-asian="Noto Sans CJK SC" style:font-size-asian="9pt" style:font-weight-asian="bold" style:font-name-complex="Lohit Devanagari" style:font-size-complex="9pt" style:font-weight-complex="bold"/>
    </style:style>
    <style:style style:name="MT2" style:family="text">
      <style:text-properties style:font-name="Lato" fo:font-size="9pt" fo:font-weight="bold" officeooo:rsid="0179e028" style:font-name-asian="Noto Sans CJK SC" style:font-size-asian="9pt" style:font-weight-asian="bold" style:font-name-complex="Lohit Devanagari" style:font-size-complex="9pt" style:font-weight-complex="bold"/>
    </style:style>
    <style:style style:name="MT3" style:family="text">
      <style:text-properties style:font-name="Lato" fo:font-size="9pt" fo:font-weight="bold" officeooo:rsid="01729e5f" style:font-name-asian="Noto Sans CJK SC" style:font-size-asian="9pt" style:font-weight-asian="bold" style:font-name-complex="Lohit Devanagari" style:font-size-complex="9pt" style:font-weight-complex="bold"/>
    </style:style>
    <style:style style:name="MT4" style:family="text">
      <style:text-properties style:font-name="Lato" fo:font-size="9pt" fo:font-weight="bold" officeooo:rsid="01736ef3" style:font-name-asian="Noto Sans CJK SC" style:font-size-asian="9pt" style:font-weight-asian="bold" style:font-name-complex="Lohit Devanagari" style:font-size-complex="9pt" style:font-weight-complex="bold"/>
    </style:style>
    <style:style style:name="MT5" style:family="text">
      <style:text-properties style:font-name="Lato" fo:font-size="9pt" fo:font-weight="bold" officeooo:rsid="01fb68e2" style:font-name-asian="Noto Sans CJK SC" style:font-size-asian="9pt" style:font-weight-asian="bold" style:font-name-complex="Lohit Devanagari" style:font-size-complex="9pt" style:font-weight-complex="bold"/>
    </style:style>
    <style:style style:name="MT6" style:family="text">
      <style:text-properties officeooo:rsid="0126a7de"/>
    </style:style>
    <style:style style:name="MT7" style:family="text">
      <style:text-properties fo:font-weight="bold" officeooo:rsid="0126a7de" style:font-weight-asian="bold" style:font-weight-complex="bold"/>
    </style:style>
    <style:style style:name="MT8" style:family="text">
      <style:text-properties officeooo:rsid="00beb5a9"/>
    </style:style>
    <style:style style:name="MT9" style:family="text">
      <style:text-properties fo:font-weight="bold" officeooo:rsid="00beb5a9" style:font-weight-asian="bold" style:font-weight-complex="bold"/>
    </style:style>
    <style:style style:name="MT10" style:family="text">
      <style:text-properties officeooo:rsid="0126f94e"/>
    </style:style>
    <style:style style:name="MT11" style:family="text">
      <style:text-properties fo:font-weight="bold" officeooo:rsid="0097936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fo:border="none" fo:padding="0.05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2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p text:style-name="MP3"><draw:frame draw:style-name="Mfr1" draw:name="Image4" text:anchor-type="paragraph" svg:x="25.76cm" svg:y="-0.042cm" svg:width="1.455cm" svg:height="1.311cm" draw:z-index="2"><draw:image xlink:href="Pictures/10000201000001E0000001E0CB9C3B97E450A439.png" xlink:type="simple" xlink:show="embed" xlink:actuate="onLoad" loext:mime-type="image/png"/></draw:frame><draw:frame draw:style-name="Mfr2" draw:name="Image1" text:anchor-type="char" svg:width="1.423cm" svg:height="1.328cm" draw:z-index="5"><draw:image xlink:href="Pictures/1000027000006ED600006775C778646CC9D89BF1.svg" xlink:type="simple" xlink:show="embed" xlink:actuate="onLoad" loext:mime-type="image/svg+xml"/><draw:image xlink:href="Pictures/10000201000002DC000002AB182D3945205A4004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4"><text:span text:style-name="MT1">Budgets prévisionnels</text:span><text:span text:style-name="MT2"> </text:span><text:span text:style-name="MT3">au </text:span><text:span text:style-name="MT4">[EXPORT_DATE] <text:s text:c="170"/></text:span><text:span text:style-name="MT5">Campagne [CAMPAIGN_NAME]</text:span></text:p>
            </table:table-cell>
          </table:table-row>
        </table:table>
        <text:p text:style-name="MP1"><draw:line text:anchor-type="paragraph" draw:z-index="11" draw:name="Shape2_0" draw:style-name="Mgr1" draw:text-style-name="MP2" svg:x1="-0.069cm" svg:y1="0.185cm" svg:x2="27.613cm" svg:y2="0.27cm"><text:p/></draw:line></text:p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783962313664">
            <table:table-cell table:style-name="footer.A1" office:value-type="string">
              <text:p text:style-name="MP5"><draw:line text:anchor-type="paragraph" draw:z-index="8" draw:name="Shape2" draw:style-name="Mgr1" draw:text-style-name="MP6" svg:x1="1.979cm" svg:y1="-0.289cm" svg:x2="25.343cm" svg:y2="-0.289cm"><text:p/></draw:line></text:p>
            </table:table-cell>
            <table:table-cell table:style-name="footer.A1" office:value-type="string">
              <text:p text:style-name="MP5"/>
              <text:p text:style-name="MP5"><text:span text:style-name="MT6">Exploitation : </text:span><text:span text:style-name="MT7">[COMPANY_ADDRESS]</text:span><text:span text:style-name="MT6"> </text:span>– <text:span text:style-name="MT8">Siret : </text:span><text:span text:style-name="MT9">[COMPANY_SIRET]</text:span></text:p>
              <text:p text:style-name="MP7"><text:span text:style-name="MT10">Nom du f</text:span>ichier : <text:span text:style-name="MT11">[FILENAME]</text:span> </text:p>
            </table:table-cell>
            <table:table-cell table:style-name="footer.A1" office:value-type="string">
              <text:p text:style-name="MP8">Page <text:page-number text:select-page="current">3</text:page-number><text:s/>/ 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9T18:56:23.112655282</dc:date>
    <meta:editing-duration>P2DT14H13M39S</meta:editing-duration>
    <meta:editing-cycles>407</meta:editing-cycles>
    <meta:generator>LibreOffice/6.4.7.2$Linux_X86_64 LibreOffice_project/40$Build-2</meta:generator>
    <meta:document-statistic meta:table-count="7" meta:image-count="2" meta:object-count="0" meta:page-count="3" meta:paragraph-count="73" meta:word-count="143" meta:character-count="1384" meta:non-whitespace-character-count="967"/>
  </office:meta>
</office:document-meta>
</file>